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6.311cm" style:rel-column-width="21770*"/>
    </style:style>
    <style:style style:name="Таблица1.B" style:family="table-column">
      <style:table-column-properties style:column-width="12.689cm" style:rel-column-width="4376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212cm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7" style:family="paragraph" style:parent-style-name="Text_20_body">
      <style:paragraph-properties fo:margin-top="0.176cm" fo:margin-bottom="0.212cm" style:writing-mode="lr-tb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ext_20_body" style:list-style-name="L1">
      <style:paragraph-properties fo:margin-top="0.176cm" fo:margin-bottom="0.212cm" style:writing-mode="lr-tb"/>
    </style:style>
    <style:style style:name="P10" style:family="paragraph" style:parent-style-name="Text_20_body" style:list-style-name="L1">
      <style:paragraph-properties fo:margin-top="0.176cm" fo:margin-bottom="0.212cm" style:writing-mode="lr-tb"/>
      <style:text-properties fo:language="en" fo:country="US"/>
    </style:style>
    <style:style style:name="P11" style:family="paragraph" style:parent-style-name="Text_20_body" style:list-style-name="L2">
      <style:paragraph-properties fo:margin-top="0.176cm" fo:margin-bottom="0.212cm" style:writing-mode="lr-tb"/>
      <style:text-properties fo:language="en" fo:country="US"/>
    </style:style>
    <style:style style:name="P12" style:family="paragraph" style:parent-style-name="Text_20_body" style:list-style-name="L2">
      <style:paragraph-properties fo:margin-top="0.176cm" fo:margin-bottom="0.212cm" style:writing-mode="lr-tb"/>
    </style:style>
    <style:style style:name="T1" style:family="text">
      <style:text-properties style:font-name="Times New Roman3" fo:font-size="14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_eng/images/3021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Signal reading (vector) 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5.48cm" svg:height="1.529cm" draw:z-index="0"><draw:image xlink:href="../../odt_eng/images/3021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<text:span text:style-name="T2">The unit reads out data from a local list of project signals (or from the list of signals connected to the data base).</text:span> <text:span text:style-name="T2">Vector, the dimension of which is equal to the </text:span><text:span text:style-name="T3">sum</text:span><text:span text:style-name="T2"> of dimensions of signals read out by the unit, is generated at the unit output.</text:span></text:p>
            <text:p text:style-name="Text_20_body"><text:span text:style-name="T1">On double-clicking the unit, the editor for the list of read out variables appears</text:span>:</text:p>
            <text:p text:style-name="P4"><draw:frame draw:style-name="fr1" draw:name="Графический объект3" text:anchor-type="as-char" svg:width="17.221cm" svg:height="7.511cm" draw:z-index="0"><draw:image xlink:href="../../odt_eng/images/3019_prop.png" xlink:type="simple" xlink:show="embed" xlink:actuate="onLoad"/></draw:frame></text:p>
            <text:p text:style-name="Text_20_body"><text:span text:style-name="T2">Variable name is set in the field “Signal Name”.</text:span> <text:span text:style-name="T2">A devoted signal corresponds to each output of the unit.</text:span></text:p>
            <text:p text:style-name="P6">Purpose of the table fields:</text:p>
            <text:list xml:id="list6246469952677674546" text:style-name="L1">
              <text:list-item>
                <text:p text:style-name="P10">No. — serial number of the signal (and of the unit output, correspondingly) is assigned.</text:p>
              </text:list-item>
              <text:list-item>
                <text:p text:style-name="P10">ID – identifier of the signal (output).</text:p>
              </text:list-item>
              <text:list-item>
                <text:p text:style-name="P10">Source – description of signal “departure point” (wherefrom the signal comes).</text:p>
              </text:list-item>
              <text:list-item>
                <text:p text:style-name="P10">Marking – signal (or signal source) marking.</text:p>
              </text:list-item>
              <text:list-item>
                <text:p text:style-name="P9"><text:span text:style-name="T2">Signal (setting) – signal designation or name.</text:span> <text:span text:style-name="T2">It is used when creating algorithms for generation of signals (settings) from control units for gates, motors, etc.</text:span></text:p>
              </text:list-item>
              <text:list-item>
                <text:p text:style-name="P10">Signal name – name of a variable to be read out from the data base.</text:p>
              </text:list-item>
            </text:list>
            <text:p text:style-name="P7"><text:span text:style-name="T2">Unit name is assigned in the bottom portion.</text:span> <text:span text:style-name="T2">To the right there are options, which can be used for setting the unit appearance in the diagram, its heading display and layout of unit ports.</text:span></text:p>
            <text:p text:style-name="P6">Properties:</text:p>
            <text:list xml:id="list4614703365345680858" text:style-name="L2">
              <text:list-item>
                <text:p text:style-name="P11">Auto reset.</text:p>
              </text:list-item>
              <text:list-item>
                <text:p text:style-name="P12"><text:span text:style-name="T1">Calculate with a one-step delay.</text:span> 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Чтение сигналов (векторный)</dc:title>
    <dc:date>2012-03-05T21:07:11.84</dc:date>
    <meta:editing-cycles>79</meta:editing-cycles>
    <meta:editing-duration>PT3H41M6S</meta:editing-duration>
    <dc:creator>Александр </dc:creator>
    <meta:document-statistic meta:table-count="1" meta:image-count="3" meta:object-count="0" meta:page-count="2" meta:paragraph-count="20" meta:word-count="223" meta:character-count="1241"/>
    <meta:user-defined meta:name="Поле 1"/>
    <meta:user-defined meta:name="Поле 2"/>
    <meta:user-defined meta:name="Поле 3"/>
    <meta:user-defined meta:name="Поле 4"/>
  </office:meta>
</office:document-meta>
</file>